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3.918cm" svg:height="0.962cm" svg:x="1.6cm" svg:y="2.938cm">
          <draw:text-box>
            <text:p>1. Database</text:p>
          </draw:text-box>
        </draw:frame>
        <draw:connector draw:style-name="gr2" draw:text-style-name="P2" draw:layer="layout" svg:x1="5.518cm" svg:y1="3.419cm" svg:x2="8.111cm" svg:y2="4.719cm" draw:start-shape="id1" draw:start-glue-point="1" draw:end-shape="id2" draw:end-glue-point="3" svg:d="M5518 3419h1297v1300h1296" svg:viewBox="0 0 2594 1301">
          <text:p/>
        </draw:connector>
        <draw:frame draw:style-name="gr1" draw:text-style-name="P1" xml:id="id2" draw:id="id2" draw:layer="layout" svg:width="3.389cm" svg:height="0.962cm" svg:x="8.111cm" svg:y="4.238cm">
          <draw:text-box>
            <text:p>Person.db</text:p>
          </draw:text-box>
        </draw:frame>
        <draw:frame draw:style-name="gr1" draw:text-style-name="P1" xml:id="id3" draw:id="id3" draw:layer="layout" svg:width="5.574cm" svg:height="0.962cm" svg:x="1.4cm" svg:y="6.8cm">
          <draw:text-box>
            <text:p>2. croped_Images</text:p>
          </draw:text-box>
        </draw:frame>
        <draw:connector draw:style-name="gr2" draw:text-style-name="P2" draw:layer="layout" svg:x1="6.974cm" svg:y1="7.281cm" svg:x2="9.862cm" svg:y2="8.865cm" draw:start-shape="id3" draw:start-glue-point="1" svg:d="M6974 7281h1694v1584h1194" svg:viewBox="0 0 2889 1585">
          <text:p/>
        </draw:connector>
        <draw:frame draw:style-name="gr1" draw:text-style-name="P1" draw:layer="layout" svg:width="8.109cm" svg:height="1.673cm" svg:x="10.191cm" svg:y="8.127cm">
          <draw:text-box>
            <text:p>Contains the auto cropped </text:p>
            <text:p>face image</text:p>
          </draw:text-box>
        </draw:frame>
        <draw:frame draw:style-name="gr1" draw:text-style-name="P1" xml:id="id4" draw:id="id4" draw:layer="layout" svg:width="5.506cm" svg:height="0.962cm" svg:x="1.194cm" svg:y="11.338cm">
          <draw:text-box>
            <text:p>3. Framed_Image</text:p>
          </draw:text-box>
        </draw:frame>
        <draw:connector draw:style-name="gr2" draw:text-style-name="P2" draw:layer="layout" svg:x1="6.7cm" svg:y1="11.819cm" svg:x2="9.071cm" svg:y2="13.882cm" draw:start-shape="id4" draw:start-glue-point="1" svg:d="M6700 11819h1436v2063h935" svg:viewBox="0 0 2372 2064">
          <text:p/>
        </draw:connector>
        <draw:frame draw:style-name="gr1" draw:text-style-name="P1" draw:layer="layout" svg:width="10.256cm" svg:height="0.962cm" svg:x="9.3cm" svg:y="13.3cm">
          <draw:text-box>
            <text:p>Detected Image with bounding box</text:p>
          </draw:text-box>
        </draw:frame>
        <draw:frame draw:style-name="gr3" draw:text-style-name="P1" draw:layer="layout" svg:width="4.5cm" svg:height="0.962cm" svg:x="1.5cm" svg:y="15.138cm">
          <draw:text-box>
            <text:p>4. image_list</text:p>
          </draw:text-box>
        </draw:frame>
        <draw:connector draw:style-name="gr2" draw:text-style-name="P2" draw:layer="layout" svg:x1="6.1cm" svg:y1="15.7cm" svg:x2="8.505cm" svg:y2="17.968cm" svg:d="M6100 15700h1203v2268h1202" svg:viewBox="0 0 2406 2269">
          <text:p/>
        </draw:connector>
        <draw:frame draw:style-name="gr1" draw:text-style-name="P1" draw:layer="layout" svg:width="11.348cm" svg:height="1.673cm" svg:x="8.43cm" svg:y="17.538cm">
          <draw:text-box>
            <text:p>Contained images stored in database <text:s/></text:p>
            <text:p>Fetch from during verification</text:p>
          </draw:text-box>
        </draw:frame>
        <draw:frame draw:style-name="gr1" draw:text-style-name="P1" xml:id="id5" draw:id="id5" draw:layer="layout" svg:width="3.249cm" svg:height="0.962cm" svg:x="1.451cm" svg:y="19.538cm">
          <draw:text-box>
            <text:p>5. models</text:p>
          </draw:text-box>
        </draw:frame>
        <draw:connector draw:style-name="gr2" draw:text-style-name="P2" draw:layer="layout" svg:x1="4.7cm" svg:y1="20.019cm" svg:x2="8.212cm" svg:y2="22.266cm" draw:start-shape="id5" draw:start-glue-point="1" svg:d="M4700 20019h2006v2247h1506" svg:viewBox="0 0 3513 2248">
          <text:p/>
        </draw:connector>
        <draw:frame draw:style-name="gr1" draw:text-style-name="P1" draw:layer="layout" svg:width="10.582cm" svg:height="2.384cm" svg:x="8.118cm" svg:y="21.6cm">
          <draw:text-box>
            <text:p>Modular view structure to store and </text:p>
            <text:p>retrieve from database like a mvc </text:p>
            <text:p>standard</text:p>
          </draw:text-box>
        </draw:frame>
        <draw:frame draw:style-name="gr1" draw:text-style-name="P1" xml:id="id6" draw:id="id6" draw:layer="layout" svg:width="3.423cm" svg:height="0.962cm" svg:x="1.377cm" svg:y="24.338cm">
          <draw:text-box>
            <text:p>6. uploads</text:p>
          </draw:text-box>
        </draw:frame>
        <draw:connector draw:style-name="gr2" draw:text-style-name="P2" draw:layer="layout" svg:x1="4.8cm" svg:y1="24.819cm" svg:x2="8cm" svg:y2="26.663cm" draw:start-shape="id6" draw:start-glue-point="1" draw:end-shape="id7" draw:end-glue-point="3" svg:d="M4800 24819h1600v1844h1600" svg:viewBox="0 0 3201 1845">
          <text:p/>
        </draw:connector>
        <draw:frame draw:style-name="gr1" draw:text-style-name="P1" xml:id="id7" draw:id="id7" draw:layer="layout" svg:width="11.102cm" svg:height="1.673cm" svg:x="8cm" svg:y="25.827cm">
          <draw:text-box>
            <text:p>Store the indvidual image if the image</text:p>
            <text:p><text:s/>is new to further insert into db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3T01:49:34.724030900</meta:creation-date>
    <dc:date>2021-10-23T02:08:00.949115692</dc:date>
    <meta:editing-duration>PT33S</meta:editing-duration>
    <meta:editing-cycles>1</meta:editing-cycles>
    <meta:document-statistic meta:object-count="18"/>
    <meta:generator>LibreOffice/6.4.7.2$Linux_X86_64 LibreOffice_project/40$Build-2</meta:generator>
  </office:meta>
</office:document-meta>
</file>